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officeooo:rsid="003b2729" officeooo:paragraph-rsid="003b2729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9" style:family="paragraph" style:parent-style-name="Standard">
      <style:text-properties officeooo:paragraph-rsid="0040af91"/>
    </style:style>
    <style:style style:name="P1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40af91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paragraph-rsid="0040af91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5056c2"/>
    </style:style>
    <style:style style:name="P1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40af91" style:font-size-asian="10pt" style:font-size-complex="10pt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officeooo:rsid="00451e8d" style:font-size-asian="12pt" style:font-size-complex="12pt"/>
    </style:style>
    <style:style style:name="P15" style:family="paragraph" style:parent-style-name="Titulo">
      <style:text-properties fo:font-weight="bold" style:font-weight-asian="bold" style:font-weight-complex="bold"/>
    </style:style>
    <style:style style:name="P16" style:family="paragraph" style:parent-style-name="Text_20_body">
      <style:text-properties fo:color="#336633" fo:font-size="14pt" officeooo:paragraph-rsid="0040af91" style:font-size-asian="14pt" style:font-size-complex="14pt"/>
    </style:style>
    <style:style style:name="P17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8" style:family="paragraph" style:parent-style-name="Heading_20_1">
      <style:text-properties officeooo:paragraph-rsid="004947b5"/>
    </style:style>
    <style:style style:name="P19" style:family="paragraph" style:parent-style-name="Heading_20_1">
      <style:text-properties fo:text-transform="uppercase" fo:color="#669966" style:font-name="Calibri1" fo:font-size="14pt" officeooo:rsid="0019d92d" style:font-name-asian="Arial Unicode MS" style:font-size-asian="16.1000003814697pt" style:font-name-complex="Arial Unicode MS" style:font-size-complex="16.1000003814697pt"/>
    </style:style>
    <style:style style:name="P20" style:family="paragraph" style:parent-style-name="Text_20_body" style:list-style-name="L1">
      <style:paragraph-properties fo:margin-top="0.101cm" fo:margin-bottom="0.499cm" loext:contextual-spacing="false"/>
      <style:text-properties officeooo:paragraph-rsid="003e44a8"/>
    </style:style>
    <style:style style:name="P21" style:family="paragraph" style:parent-style-name="Text_20_body" style:list-style-name="L1">
      <style:paragraph-properties fo:margin-top="0.101cm" fo:margin-bottom="0.499cm" loext:contextual-spacing="false"/>
      <style:text-properties officeooo:paragraph-rsid="00529cbe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paragraph-rsid="004947b5"/>
    </style:style>
    <style:style style:name="P23" style:family="paragraph" style:parent-style-name="Text_20_body" style:list-style-name="L1">
      <style:paragraph-properties fo:margin-left="0cm" fo:margin-right="0cm" fo:margin-top="0.101cm" fo:margin-bottom="0.499cm" loext:contextual-spacing="false" fo:text-indent="0cm" style:auto-text-indent="false"/>
      <style:text-properties fo:font-weight="bold" officeooo:paragraph-rsid="004eb28c" style:font-weight-asian="bold" style:font-weight-complex="bold"/>
    </style:style>
    <style:style style:name="P24" style:family="paragraph" style:parent-style-name="Text_20_body" style:list-style-name="L1">
      <style:paragraph-properties fo:margin-left="0cm" fo:margin-right="0cm" fo:margin-top="0.3cm" fo:margin-bottom="0.801cm" loext:contextual-spacing="false" fo:text-align="center" style:justify-single-word="false" fo:text-indent="0cm" style:auto-text-indent="false" fo:break-before="page"/>
      <style:text-properties style:text-underline-style="solid" style:text-underline-width="auto" style:text-underline-color="font-color" officeooo:paragraph-rsid="004eb28c"/>
    </style:style>
    <style:style style:name="P25" style:family="paragraph" style:parent-style-name="Text_20_body">
      <style:paragraph-properties fo:break-before="page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40af91"/>
    </style:style>
    <style:style style:name="T4" style:family="text">
      <style:text-properties fo:color="#999966" officeooo:rsid="003b2729"/>
    </style:style>
    <style:style style:name="T5" style:family="text">
      <style:text-properties fo:text-transform="uppercase" fo:color="#999966" style:font-name="Tahoma" fo:font-size="9pt" fo:font-weight="normal" officeooo:rsid="0040af91"/>
    </style:style>
    <style:style style:name="T6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7" style:family="text">
      <style:text-properties fo:text-transform="uppercase" fo:color="#336633" style:font-name="Calibri" fo:font-size="24pt" fo:font-weight="bold" officeooo:rsid="003b2729" style:font-size-asian="24pt" style:font-weight-asian="bold" style:font-size-complex="24pt" style:font-weight-complex="bold"/>
    </style:style>
    <style:style style:name="T8" style:family="text">
      <style:text-properties fo:text-transform="uppercase" fo:color="#336633" style:font-name="Calibri" fo:font-size="24pt" fo:font-weight="bold" officeooo:rsid="00455e75" style:font-size-asian="24pt" style:font-weight-asian="bold" style:font-size-complex="24pt" style:font-weight-complex="bold"/>
    </style:style>
    <style:style style:name="T9" style:family="text">
      <style:text-properties fo:text-transform="uppercase" fo:color="#669966" style:font-name="Calibri1" fo:font-size="14pt" officeooo:rsid="0019d92d" style:font-name-asian="Arial Unicode MS" style:font-size-asian="16.1000003814697pt" style:font-name-complex="Arial Unicode MS" style:font-size-complex="16.1000003814697pt"/>
    </style:style>
    <style:style style:name="T10" style:family="text">
      <style:text-properties fo:text-transform="uppercase" fo:color="#669966" style:font-name="Calibri1" fo:font-size="14pt" officeooo:rsid="004947b5" style:font-name-asian="Arial Unicode MS" style:font-size-asian="16.1000003814697pt" style:font-name-complex="Arial Unicode MS" style:font-size-complex="16.1000003814697pt"/>
    </style:style>
    <style:style style:name="T11" style:family="text">
      <style:text-properties style:font-name="Apple SD Gothic Neo" fo:font-size="9pt" style:font-size-asian="9pt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5056c2" style:text-blinking="false" fo:background-color="transparent" loext:char-shading-value="0" style:font-size-asian="12pt" style:font-size-complex="12pt"/>
    </style:style>
    <style:style style:name="T16" style:family="text">
      <style:text-properties officeooo:rsid="003b2729"/>
    </style:style>
    <style:style style:name="T17" style:family="text">
      <style:text-properties officeooo:rsid="0040af91"/>
    </style:style>
    <style:style style:name="T18" style:family="text">
      <style:text-properties officeooo:rsid="000e633a"/>
    </style:style>
    <style:style style:name="T19" style:family="text">
      <style:text-properties officeooo:rsid="000c4f42"/>
    </style:style>
    <style:style style:name="T20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officeooo:rsid="004947b5"/>
    </style:style>
    <style:style style:name="T23" style:family="text">
      <style:text-properties officeooo:rsid="004cc8c1"/>
    </style:style>
    <style:style style:name="T24" style:family="text">
      <style:text-properties officeooo:rsid="003e44a8"/>
    </style:style>
    <style:style style:name="T25" style:family="text">
      <style:text-properties officeooo:rsid="00529cb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7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4"/>
          <text:p text:style-name="P5">PROGRAMACIÓN</text:p>
          <text:p text:style-name="P4">CFGS DAW</text:p>
        </draw:text-box>
      </draw:frame>
      <text:p text:style-name="P17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8">UNIDAD </text:span><text:span text:style-name="T7">6</text:span><text:span text:style-name="T6">.</text:span></text:p>
      <text:p text:style-name="P7">arrays</text:p>
      <text:p text:style-name="P8">ejercicios <text:span text:style-name="T23">(A) VECTORES</text:span></text:p>
      <text:p text:style-name="Standard"/>
      <text:p text:style-name="Standard"/>
      <text:p text:style-name="Standard"/>
      <text:p text:style-name="Standard"/>
      <text:p text:style-name="Standard"/>
      <text:p text:style-name="P10">Autor<text:span text:style-name="T18">es:</text:span></text:p>
      <text:p text:style-name="P12"><text:span text:style-name="T13">Lionel <text:s/>Taraz</text:span><text:span text:style-name="T15">ó</text:span><text:span text:style-name="T13">n</text:span><text:span text:style-name="T14"> – </text:span><text:a xlink:type="simple" xlink:href="mailto:lionel.tarazon@ceedcv.es" text:style-name="Internet_20_link" text:visited-style-name="Visited_20_Internet_20_Link">lionel.tarazon@ceedcv.es</text:a></text:p>
      <text:p text:style-name="P10">F<text:span text:style-name="T19">co.</text:span> Javier Valero – <text:a xlink:type="simple" xlink:href="mailto:franciscojavier.valero@ceedcv.es" text:style-name="Internet_20_link" text:visited-style-name="Visited_20_Internet_20_Link"><text:span text:style-name="T20">franciscojavier.valero@ceedcv.es</text:span></text:a></text:p>
      <text:p text:style-name="P11"/>
      <text:p text:style-name="P14">2019/2020</text:p>
      <text:p text:style-name="P3"/>
      <text:p text:style-name="Standard"/>
      <text:p text:style-name="Standard"/>
      <text:p text:style-name="P2"><text:s/></text:p>
      <text:p text:style-name="Text_20_body"/>
      <text:p text:style-name="Standard"/>
      <text:p text:style-name="Standard"><text:soft-page-break/></text:p>
      <text:p text:style-name="P15">UD0<text:span text:style-name="T17">6</text:span>. <text:span text:style-name="T16">arrays</text:span></text:p>
      <text:h text:style-name="P18" text:outline-level="1" text:is-list-header="true"><text:span text:style-name="T9">N</text:span><text:span text:style-name="T10">IVEL</text:span><text:span text:style-name="T22"> PADAWAN</text:span></text:h>
      <text:list xml:id="list2570238549" text:style-name="L1">
        <text:list-item>
          <text:p text:style-name="P20">Crea un programa que pida diez números reales por teclado, los almacene en un array, y luego muestre todos sus valores.</text:p>
        </text:list-item>
        <text:list-item>
          <text:p text:style-name="P20">Crea un programa que pida diez números reales por teclado, los almacene en un array, y luego muestre la suma de todos los valores.</text:p>
        </text:list-item>
        <text:list-item>
          <text:p text:style-name="P20">Crea un programa que pida diez números reales por teclado, los almacene en un array, y luego lo recorra para averiguar el máximo y mínimo y mostrarlos por pantalla.</text:p>
        </text:list-item>
        <text:list-item>
          <text:p text:style-name="P20">Crea un programa que pida veinte números enteros por teclado, los almacene en un array y luego muestre por separado la suma de todos los valores positivos y negativos.</text:p>
        </text:list-item>
        <text:list-item>
          <text:p text:style-name="P20">Crea un programa que pida veinte números reales por teclado, los almacene en un array y luego lo recorra para calcular y mostrar la media: (suma de valores) / nº de valores. </text:p>
        </text:list-item>
        <text:list-item>
          <text:p text:style-name="P20">Crea un programa que pida dos valores enteros N y M, luego cree un array de tamaño N, escriba M en todas sus posiciones y lo muestre por pantalla.</text:p>
        </text:list-item>
        <text:list-item>
          <text:p text:style-name="P20">Crea un programa que pida dos valores enteros P y Q, luego cree un array que contenga todos los valores desde P hasta Q, y lo muestre por pantalla.</text:p>
        </text:list-item>
      </text:list>
      <text:h text:style-name="P19" text:outline-level="1" text:is-list-header="true"/>
      <text:p text:style-name="P25"/>
      <text:h text:style-name="Heading_20_1" text:outline-level="1" text:is-list-header="true"><text:span text:style-name="T9">N</text:span><text:span text:style-name="T10">IVEL</text:span><text:span text:style-name="T22"> </text:span><text:span text:style-name="T10">JEDI</text:span></text:h>
      <text:list xml:id="list131343950173230" text:continue-numbering="true" text:style-name="L1">
        <text:list-item>
          <text:p text:style-name="P20">Crea un programa que cree un array con 100 números reales aleatorios entre 0.0 y 1.0, utilizando Math.random(), y luego le pida al usuario un valor real R. Por último, mostrará cuántos valores del array son igual o superiores a R.</text:p>
        </text:list-item>
        <text:list-item>
          <text:p text:style-name="P20">Crea un programa que cree un array de enteros de tamaño 100 y lo rellene con valores <text:span text:style-name="T25">enteros </text:span>aleatorios entre 1 y 10 (utiliza 1 + Math.random()*10). Luego pedirá un valor N y mostrará en qué posiciones del array aparece N. </text:p>
        </text:list-item>
        <text:list-item>
          <text:p text:style-name="P20">Crea un programa para realizar cálculos relacionados con la altura (en metros) de personas. Pedirá un valor N y luego almacenará en un array N alturas introducidas por teclado. Luego mostrará la altura media, máxima y mínima así como cuántas personas miden por encima y por debajo de la media.</text:p>
        </text:list-item>
        <text:list-item>
          <text:p text:style-name="P20">Crea un programa que cree dos arrays de enteros de tamaño 100. Luego introducirá en el primer array todos los valores del 1 al 100. Por último, deberá copiar todos los valores del primer array al segundo array en orden inverso, y mostrar ambos por pantalla.</text:p>
        </text:list-item>
        <text:list-item>
          <text:p text:style-name="P22">Crea un programa que cree un array de 10 enteros y luego muestre el siguiente menú con distintas opciones:</text:p>
          <text:list>
            <text:list-header>
              <text:p text:style-name="P22"><text:span text:style-name="T22">a. </text:span>Mostrar valores.</text:p>
              <text:p text:style-name="P22"><text:span text:style-name="T22">b. </text:span>Introducir valor.</text:p>
              <text:p text:style-name="P22"><text:span text:style-name="T22">c. </text:span>Salir.</text:p>
            </text:list-header>
          </text:list>
          <text:p text:style-name="P21">La opción ‘a’ mostrará todos los valores por pantalla. La opción ‘b’ pedirá <text:span text:style-name="T25">un</text:span> valor V y <text:span text:style-name="T25">una</text:span> posición P, <text:span text:style-name="T25">luego</text:span> escribirá V en la posición P del array. El menú se repetirá indefinidamente hasta que el usuario elija la opción ‘c’ que terminará el programa.</text:p>
        </text:list-item>
        <text:list-item>
          <text:p text:style-name="P20">Crea un programa que permita al usuario almacenar una secuencia aritmética en un array y luego mostrarla. Una secuencia aritmética es una serie de números que comienza por un valor inicial V, y continúa con incrementos de I. Por ejemplo, con V=1 e I=2, la secuencia sería 1, 3, 5, 7, 9… Con V=7 e I=10, la secuencia sería 7, 17, 27, 37… El programa solicitará al usuario V, I además de N (nº de valores a crear).</text:p>
        </text:list-item>
        <text:list-item>
          <text:p text:style-name="P20">Crea un programa que cree un array de enteros e introduzca la siguiente secuencia de valores: 1, 2, 2, 3, 3, 3, 4, 4, 4, 4, 5, 5, 5, 5, etc. hasta introducir 10 diez veces, y luego la muestre por pantalla.</text:p>
          <text:list>
            <text:list-item>
              <text:list>
                <text:list-item>
                  <text:list>
                    <text:list-header>
                      <text:p text:style-name="P23"/>
                      <text:p text:style-name="P24"><text:span text:style-name="T12">NOTA</text:span>: Utiliza los métodos de la clase ‘Arrays’ <text:span text:style-name="T24">para ayudarte a resolver los siguientes ejercicios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0">Crea un programa que pida la usuario dos valores N y M y luego cree un array de tamaño N que contenga M en todas sus posiciones. Luego muestra el array por pantalla.</text:p>
        </text:list-item>
        <text:list-item>
          <text:p text:style-name="P20">Crea un programa que cree un array de enteros e introduzca la siguiente secuencia de valores: 1, 2, 2, 3, 3, 3, 4, 4, 4, 4, 5, 5, 5, 5, etc. hasta introducir 10 diez veces, y luego la muestre por pantalla. En esta ocasión has de utilizar Arrays.fill().</text:p>
        </text:list-item>
        <text:list-item>
          <text:p text:style-name="P20">Crea un programa que pida al usuario 20 valores enteros e introduzca los 10 primeros en un array y los 10 últimos en otro array. Por último, comparará ambos arrays y le dirá al usuario si son iguales o no.</text:p>
        </text:list-item>
        <text:list-item>
          <text:p text:style-name="P20">Crea un programa que cree un array de tamaño 30 y lo rellene con valores aleatorios entre 0 y 9 (utiliza Math.random()*10). Luego ordena los valores del array y los mostrará por pantalla.</text:p>
        </text:list-item>
        <text:list-item>
          <text:p text:style-name="P20">Necesitamos crear un programa para mostrar el ranking de puntuaciones de un torneo de ajedrez con 8 jugadores. Se le pedirá al usuario que introduzca las puntuaciones de todos los jugadores (habitualmente valores entre 1000 y 2800, <text:span text:style-name="T25">de tipo entero</text:span>) y luego muestre las puntuaciones en orden descendente (de la más alta a la más baja).</text:p>
        </text:list-item>
        <text:list-item>
          <text:p text:style-name="P20">Crea un programa que cree un array de tamaño 1000 y lo rellene con valores enteros aleatorios entre 0 y <text:span text:style-name="T25">99</text:span> (utiliza Math.random()*<text:span text:style-name="T25">100</text:span>). Luego pedirá <text:span text:style-name="T25">por teclado </text:span>un valor N y se mostrará por pantalla si N existe en el array, <text:span text:style-name="T25">además de cuantas veces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Licencia</text:p>
      <text:p text:style-name="P9"/>
      <text:p text:style-name="P13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2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n2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draw:frame draw:style-name="fr2" draw:name="Imagen3" text:anchor-type="paragraph" svg:x="0.741cm" svg:y="0cm" svg:width="2cm" svg:height="0.7cm" draw:z-index="5"><draw:image xlink:href="Pictures/1000000000000076000000292ACBDB4C24C8DCD5.png" xlink:type="simple" xlink:show="embed" xlink:actuate="onLoad" loext:mime-type="image/png"/></draw:frame><text:span text:style-name="T12">Reconocimiento – NoComercial – CompartirIgual (by-nc-sa)</text:span>: No se p<text:span text:style-name="T21">ermite un uso comercial de la obra original ni de las posibles obras derivadas, la distribución de las cuales se debe hacer con una licencia igual a la que regula la obra origin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101cm" fo:margin-bottom="0.499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40af91"/>
    </style:style>
    <style:style style:name="MT4" style:family="text">
      <style:text-properties fo:color="#999966" officeooo:rsid="003b2729"/>
    </style:style>
    <style:style style:name="MT5" style:family="text">
      <style:text-properties fo:text-transform="uppercase" fo:color="#999966" style:font-name="Tahoma" fo:font-size="9pt" fo:font-weight="normal" officeooo:rsid="0040af91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6</text:span><text:span text:style-name="MT2">. </text:span><text:span text:style-name="MT4">arrays</text:span></text:p>
      </style:header>
      <style:footer>
        <text:p text:style-name="Footer"><text:span text:style-name="MT2">C</text:span><text:span text:style-name="MT3">F</text:span><text:span text:style-name="MT2">GS. Desarrollo de </text:span>Aplicaciones<text:span text:style-name="MT2"> WEB<text:tab/><text:tab/></text:span><text:span text:style-name="MT5">6</text:span><text:span text:style-name="MT2">.</text:span><text:span text:style-name="MT2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6H1M29S</meta:editing-duration>
    <meta:editing-cycles>49</meta:editing-cycles>
    <meta:generator>LibreOffice/6.3.3.2$Linux_X86_64 LibreOffice_project/30$Build-2</meta:generator>
    <dc:title>Plantilla CEED (1)</dc:title>
    <dc:date>2019-11-25T13:13:43.028978520</dc:date>
    <meta:document-statistic meta:table-count="0" meta:image-count="5" meta:object-count="0" meta:page-count="4" meta:paragraph-count="43" meta:word-count="934" meta:character-count="5182" meta:non-whitespace-character-count="4298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